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521" officeooo:paragraph-rsid="00048521"/>
    </style:style>
    <style:style style:name="P2" style:family="paragraph" style:parent-style-name="Standard">
      <style:text-properties officeooo:rsid="00048521" officeooo:paragraph-rsid="0005a0ac"/>
    </style:style>
    <style:style style:name="P3" style:family="paragraph" style:parent-style-name="Standard">
      <style:text-properties officeooo:rsid="0005a0ac" officeooo:paragraph-rsid="0005a0ac"/>
    </style:style>
    <style:style style:name="P4" style:family="paragraph" style:parent-style-name="Standard">
      <style:text-properties fo:font-weight="bold" officeooo:rsid="0005a0ac" officeooo:paragraph-rsid="0005a0ac" style:font-weight-asian="bold" style:font-weight-complex="bold"/>
    </style:style>
    <style:style style:name="P5" style:family="paragraph" style:parent-style-name="Standard">
      <style:text-properties fo:font-weight="bold" officeooo:rsid="00048521" officeooo:paragraph-rsid="00048521" style:font-weight-asian="bold" style:font-weight-complex="bold"/>
    </style:style>
    <style:style style:name="P6" style:family="paragraph" style:parent-style-name="Standard">
      <style:text-properties fo:font-weight="normal" officeooo:rsid="0005a0ac" officeooo:paragraph-rsid="0005a0ac" style:font-weight-asian="normal" style:font-weight-complex="normal"/>
    </style:style>
    <style:style style:name="P7" style:family="paragraph" style:parent-style-name="Standard">
      <style:text-properties officeooo:rsid="000a07a9" officeooo:paragraph-rsid="000a07a9"/>
    </style:style>
    <style:style style:name="P8" style:family="paragraph" style:parent-style-name="Standard">
      <style:text-properties officeooo:rsid="000c0cd5" officeooo:paragraph-rsid="000c0cd5"/>
    </style:style>
    <style:style style:name="P9" style:family="paragraph" style:parent-style-name="Standard">
      <style:text-properties officeooo:rsid="000c7395" officeooo:paragraph-rsid="000c7395"/>
    </style:style>
    <style:style style:name="P10" style:family="paragraph" style:parent-style-name="Standard">
      <style:text-properties officeooo:rsid="000c7395" officeooo:paragraph-rsid="000c7395" loext:padding="0cm" loext:border="none"/>
    </style:style>
    <style:style style:name="P11" style:family="paragraph" style:parent-style-name="Standard">
      <style:text-properties officeooo:rsid="000cc87c" officeooo:paragraph-rsid="000cc87c" loext:padding="0cm" loext:border="none"/>
    </style:style>
    <style:style style:name="P12" style:family="paragraph" style:parent-style-name="Text_20_body">
      <style:paragraph-properties style:writing-mode="lr-tb"/>
    </style:style>
    <style:style style:name="P13" style:family="paragraph" style:parent-style-name="Text_20_body">
      <style:paragraph-properties style:writing-mode="lr-tb"/>
      <style:text-properties fo:language="en" fo:country="US"/>
    </style:style>
    <style:style style:name="P14" style:family="paragraph" style:parent-style-name="Standard">
      <style:text-properties fo:font-weight="bold" officeooo:rsid="0005a0ac" officeooo:paragraph-rsid="0005a0ac" style:font-weight-asian="bold" style:font-weight-complex="bold"/>
    </style:style>
    <style:style style:name="P15" style:family="paragraph" style:parent-style-name="Standard">
      <style:text-properties fo:font-weight="bold" officeooo:rsid="00048521" officeooo:paragraph-rsid="00048521" style:font-weight-asian="bold" style:font-weight-complex="bold"/>
    </style:style>
    <style:style style:name="P16" style:family="paragraph" style:parent-style-name="Standard">
      <style:text-properties fo:font-weight="bold" officeooo:rsid="00048521" officeooo:paragraph-rsid="0005a0ac" style:font-weight-asian="bold" style:font-weight-complex="bold"/>
    </style:style>
    <style:style style:name="P17" style:family="paragraph" style:parent-style-name="Standard">
      <style:text-properties fo:font-weight="normal" officeooo:rsid="0005a0ac" officeooo:paragraph-rsid="00048521" style:font-weight-asian="normal" style:font-weight-complex="normal"/>
    </style:style>
    <style:style style:name="P18" style:family="paragraph" style:parent-style-name="Standard">
      <style:text-properties fo:font-weight="normal" officeooo:rsid="00048521" officeooo:paragraph-rsid="0005a0ac" style:font-weight-asian="normal" style:font-weight-complex="normal"/>
    </style:style>
    <style:style style:name="P19" style:family="paragraph" style:parent-style-name="Text_20_body">
      <style:paragraph-properties fo:margin-top="0cm" fo:margin-bottom="0cm" loext:contextual-spacing="false" style:writing-mode="lr-tb"/>
      <style:text-properties fo:language="en" fo:country="US" officeooo:rsid="00048521" officeooo:paragraph-rsid="00048521"/>
    </style:style>
    <style:style style:name="P20" style:family="paragraph" style:parent-style-name="Text_20_body" style:list-style-name="L1">
      <style:paragraph-properties fo:margin-top="0cm" fo:margin-bottom="0cm" loext:contextual-spacing="false" style:writing-mode="lr-tb"/>
      <style:text-properties fo:language="en" fo:country="US"/>
    </style:style>
    <style:style style:name="P21" style:family="paragraph" style:parent-style-name="Text_20_body" style:list-style-name="L2">
      <style:paragraph-properties fo:margin-top="0cm" fo:margin-bottom="0cm" loext:contextual-spacing="false" style:writing-mode="lr-tb"/>
      <style:text-properties fo:language="en" fo:country="US"/>
    </style:style>
    <style:style style:name="P22" style:family="paragraph" style:parent-style-name="Text_20_body" style:list-style-name="L3">
      <style:paragraph-properties fo:margin-top="0cm" fo:margin-bottom="0cm" loext:contextual-spacing="false" style:writing-mode="lr-tb"/>
      <style:text-properties fo:language="en" fo:country="US"/>
    </style:style>
    <style:style style:name="P23" style:family="paragraph" style:parent-style-name="Text_20_body" style:list-style-name="L4">
      <style:paragraph-properties fo:margin-top="0cm" fo:margin-bottom="0cm" loext:contextual-spacing="false" style:writing-mode="lr-tb"/>
      <style:text-properties fo:language="en" fo:country="US"/>
    </style:style>
    <style:style style:name="P24" style:family="paragraph" style:parent-style-name="Text_20_body" style:list-style-name="L1">
      <style:paragraph-properties style:writing-mode="lr-tb"/>
      <style:text-properties fo:language="en" fo:country="US"/>
    </style:style>
    <style:style style:name="P25" style:family="paragraph" style:parent-style-name="Text_20_body" style:list-style-name="L2">
      <style:paragraph-properties style:writing-mode="lr-tb"/>
      <style:text-properties fo:language="en" fo:country="US"/>
    </style:style>
    <style:style style:name="P26" style:family="paragraph" style:parent-style-name="Text_20_body" style:list-style-name="L3">
      <style:paragraph-properties style:writing-mode="lr-tb"/>
      <style:text-properties fo:language="en" fo:country="US"/>
    </style:style>
    <style:style style:name="P27" style:family="paragraph" style:parent-style-name="Text_20_body" style:list-style-name="L4">
      <style:paragraph-properties style:writing-mode="lr-tb"/>
      <style:text-properties fo:language="en" fo:country="US"/>
    </style:style>
    <style:style style:name="T1" style:family="text">
      <style:text-properties officeooo:rsid="0004852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852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a0ac" style:font-weight-asian="normal" style:font-weight-complex="normal"/>
    </style:style>
    <style:style style:name="T6" style:family="text">
      <style:text-properties officeooo:rsid="00078c93"/>
    </style:style>
    <style:style style:name="T7" style:family="text">
      <style:text-properties officeooo:rsid="000820b8"/>
    </style:style>
    <style:style style:name="T8" style:family="text">
      <style:text-properties officeooo:rsid="00085ed9"/>
    </style:style>
    <style:style style:name="T9" style:family="text">
      <style:text-properties officeooo:rsid="000a07a9"/>
    </style:style>
    <style:style style:name="T10" style:family="text">
      <style:text-properties officeooo:rsid="000e6e3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DLC Report</text:p>
      <text:list xml:id="list2993993853" text:style-name="L1">
        <text:list-item>
          <text:p text:style-name="P20"><text:bookmark text:name="e274"/>Select a theme/Project Idea/Topic/Product</text:p>
        </text:list-item>
        <text:list-item>
          <text:p text:style-name="P20">Research </text:p>
          <text:list>
            <text:list-item>
              <text:p text:style-name="P20">Ageing </text:p>
            </text:list-item>
            <text:list-item>
              <text:p text:style-name="P20">Cost Gradation</text:p>
            </text:list-item>
          </text:list>
        </text:list-item>
        <text:list-item>
          <text:p text:style-name="P20">Define your solution </text:p>
        </text:list-item>
        <text:list-item>
          <text:p text:style-name="P20">SWOT Analysis Your Solution</text:p>
        </text:list-item>
        <text:list-item>
          <text:p text:style-name="P20">Requirements </text:p>
          <text:list>
            <text:list-item>
              <text:p text:style-name="P20">High level </text:p>
            </text:list-item>
            <text:list-item>
              <text:p text:style-name="P24">Low Level </text:p>
            </text:list-item>
          </text:list>
        </text:list-item>
      </text:list>
      <text:p text:style-name="P13">Format - Requirement ID| Description</text:p>
      <text:p text:style-name="P13">Design </text:p>
      <text:list xml:id="list3228623797" text:style-name="L2">
        <text:list-item>
          <text:p text:style-name="P21">High Level </text:p>
          <text:list>
            <text:list-item>
              <text:p text:style-name="P21">Behavioral Diagram (2 min)</text:p>
            </text:list-item>
            <text:list-item>
              <text:p text:style-name="P21">Structural Diagram (2 min)</text:p>
            </text:list-item>
          </text:list>
        </text:list-item>
        <text:list-item>
          <text:p text:style-name="P21">Low Level</text:p>
          <text:list>
            <text:list-item>
              <text:p text:style-name="P21">Behavioral Diagram (2min)</text:p>
            </text:list-item>
            <text:list-item>
              <text:p text:style-name="P25">Structural Diagram (2 min)</text:p>
            </text:list-item>
          </text:list>
        </text:list-item>
      </text:list>
      <text:p text:style-name="P13">Test Plan </text:p>
      <text:list xml:id="list1800964338" text:style-name="L3">
        <text:list-item>
          <text:p text:style-name="P22">High Level/ Integration Test Plan </text:p>
        </text:list-item>
        <text:list-item>
          <text:p text:style-name="P26">Low Level/ Unit Test Plan </text:p>
        </text:list-item>
      </text:list>
      <text:p text:style-name="P13">Format - Test ID | Description | Precondition | Expected IO| Expected OP| Actual OP</text:p>
      <text:p text:style-name="P12"/>
      <text:p text:style-name="P13">Implementation in respective module</text:p>
      <text:list xml:id="list3385161843" text:style-name="L4">
        <text:list-item>
          <text:p text:style-name="P23">CI framework </text:p>
          <text:list>
            <text:list-item>
              <text:p text:style-name="P23">GIT (we will be using gitinspectors for analysis of GIT repos)</text:p>
            </text:list-item>
            <text:list-item>
              <text:p text:style-name="P23">Build and Make - Github Actions </text:p>
            </text:list-item>
            <text:list-item>
              <text:p text:style-name="P23">Unit Test Framework </text:p>
            </text:list-item>
            <text:list-item>
              <text:p text:style-name="P23">Code Quality </text:p>
            </text:list-item>
          </text:list>
        </text:list-item>
        <text:list-item>
          <text:p text:style-name="P23">Activities to make yourself comfortable with CI </text:p>
          <text:list>
            <text:list-item>
              <text:p text:style-name="P23">3 file system - 1 .H 1 .C and 1.YML (Build through gcc command)</text:p>
            </text:list-item>
            <text:list-item>
              <text:p text:style-name="P27">4 File System - Same as above + Make file (Build through make)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Report Making:</text:p>
      <text:p text:style-name="P1"/>
      <text:p text:style-name="P1">3 Activities:</text:p>
      <text:p text:style-name="P1"/>
      <text:p text:style-name="P1">Activity 1: System development</text:p>
      <text:p text:style-name="P4">Introduction</text:p>
      <text:p text:style-name="P1"><text:s text:c="2"/>Formal definition</text:p>
      <text:p text:style-name="P1"><text:s text:c="3"/>Product details</text:p>
      <text:p text:style-name="P5">SWOT analysis of product</text:p>
      <text:p text:style-name="P5">Requirements and Research</text:p>
      <text:p text:style-name="P1">Ageing of Product</text:p>
      <text:p text:style-name="P1">Cost of the product</text:p>
      <text:p text:style-name="P1">High level requirements</text:p>
      <text:p text:style-name="P1">Low level requirements</text:p>
      <text:p text:style-name="P1"/>
      <text:p text:style-name="P5">Design of the system </text:p>
      <text:p text:style-name="P5"/>
      <text:p text:style-name="P6">Use Case Diagram</text:p>
      <text:p text:style-name="P6">Component diagram</text:p>
      <text:p text:style-name="P6">Sequence diagram</text:p>
      <text:p text:style-name="P6">State Diagram</text:p>
      <text:p text:style-name="P6"/>
      <text:p text:style-name="P4">Test Plan</text:p>
      <text:p text:style-name="P3"><text:span text:style-name="T3"><text:s text:c="4"/></text:span><text:span text:style-name="T1">Requirement based plan</text:span></text:p>
      <text:p text:style-name="P1"><text:s text:c="5"/>Scenario based Test plan</text:p>
      <text:p text:style-name="P1"><text:s text:c="6"/>Boundary based Test plan</text:p>
      <text:p text:style-name="P1"><text:s text:c="7"/>References (CI/CD)</text:p>
      <text:p text:style-name="P1"/>
      <text:p text:style-name="P1">Activity 2: Second idea</text:p>
      <text:p text:style-name="P1"/>
      <text:p text:style-name="P1"><text:s text:c="10"/><text:span text:style-name="T2">Introduction</text:span></text:p>
      <text:p text:style-name="P1"><text:s text:c="11"/><text:span text:style-name="T2">Requirements:</text:span></text:p>
      <text:p text:style-name="P1"><text:s text:c="17"/>High level requirements</text:p>
      <text:p text:style-name="P1"><text:s text:c="18"/>Low level requirements</text:p>
      <text:p text:style-name="P1"><text:s text:c="11"/></text:p>
      <text:p text:style-name="P1"><text:s text:c="13"/><text:span text:style-name="T2">System Design</text:span></text:p>
      <text:p text:style-name="P5"><text:s text:c="9"/></text:p>
      <text:p text:style-name="P1"><text:span text:style-name="T2"><text:s text:c="14"/></text:span><text:span text:style-name="T5">Use case diagram</text:span></text:p>
      <text:p text:style-name="P17"><text:s text:c="15"/>Class diagram</text:p>
      <text:p text:style-name="P17"><text:s text:c="15"/>Flowchart logic</text:p>
      <text:p text:style-name="P2"><text:s text:c="14"/></text:p>
      <text:p text:style-name="P16">Test Plan</text:p>
      <text:p text:style-name="P2"><text:span text:style-name="T2"><text:s text:c="15"/></text:span><text:span text:style-name="T4">Requirement based plan</text:span></text:p>
      <text:p text:style-name="P2"><text:s text:c="5"/>Scenario based Test plan</text:p>
      <text:p text:style-name="P18"><text:s text:c="6"/>Boundary based Test plan</text:p>
      <text:p text:style-name="P18"/>
      <text:p text:style-name="P1"><text:s/><text:span text:style-name="T2"><text:s text:c="2"/>References (CI/CD)</text:span></text:p>
      <text:p text:style-name="P1"/>
      <text:p text:style-name="P1"/>
      <text:p text:style-name="P1"/>
      <text:p text:style-name="P1"/>
      <text:p text:style-name="P1"><text:soft-page-break/>Activity 3: Agile Methodology and concepts</text:p>
      <text:p text:style-name="P1"/>
      <text:p text:style-name="P5">Theme</text:p>
      <text:p text:style-name="P5">Epic</text:p>
      <text:p text:style-name="P5">User stories</text:p>
      <text:p text:style-name="P5">Scrum</text:p>
      <text:p text:style-name="P5"/>
      <text:p text:style-name="P1">Activity 4: Make File in Github</text:p>
      <text:p text:style-name="P1"/>
      <text:p text:style-name="P1">Activity 5: Tools used in agile and v model</text:p>
      <text:p text:style-name="P1"/>
      <text:p text:style-name="P1"/>
      <text:p text:style-name="P1"/>
      <text:p text:style-name="P1">-<text:span text:style-name="T6">&gt; Private Repo</text:span></text:p>
      <text:p text:style-name="P1"/>
      <text:p text:style-name="P1">-<text:span text:style-name="T7">&gt; Set ur team</text:span></text:p>
      <text:p text:style-name="P1">-<text:span text:style-name="T7">&gt; Concept or idea</text:span></text:p>
      <text:p text:style-name="P1">-<text:span text:style-name="T7">&gt; Define requirements</text:span></text:p>
      <text:p text:style-name="P1"/>
      <text:p text:style-name="P1">-<text:span text:style-name="T7">&gt; Set up CI/CD</text:span></text:p>
      <text:p text:style-name="P1"/>
      <text:p text:style-name="P1">-<text:span text:style-name="T7">&gt; Documentation (Mini project Documentation)</text:span></text:p>
      <text:p text:style-name="P1"/>
      <text:p text:style-name="P1">-<text:span text:style-name="T8">&gt; Sensors loggers- to get data </text:span><text:span text:style-name="T9">from mobile sensor</text:span></text:p>
      <text:p text:style-name="P1"/>
      <text:p text:style-name="P1">-<text:span text:style-name="T9">&gt; Autocomplete</text:span></text:p>
      <text:p text:style-name="P7">-&gt; Variable/symbol viewer</text:p>
      <text:p text:style-name="P1">-<text:span text:style-name="T9">&gt;integration to git</text:span></text:p>
      <text:p text:style-name="P1">-<text:span text:style-name="T9">&gt; Compilation and debugging</text:span></text:p>
      <text:p text:style-name="P1"/>
      <text:p text:style-name="P1"/>
      <text:p text:style-name="P8">Step 1: Create your own teams</text:p>
      <text:p text:style-name="P8"/>
      <text:p text:style-name="P8">Create your own repo</text:p>
      <text:p text:style-name="P8"/>
      <text:p text:style-name="P8">Writethrough of projects as much as concepts covered in module</text:p>
      <text:p text:style-name="P8"/>
      <text:p text:style-name="P8">Workflow right from requirements </text:p>
      <text:p text:style-name="P8"/>
      <text:p text:style-name="P8">Each one should contribute 100 lines of code</text:p>
      <text:p text:style-name="P8"/>
      <text:p text:style-name="P8">CI/CD, code quality, issue tracking.. Set it up.</text:p>
      <text:p text:style-name="P8"/>
      <text:p text:style-name="P8">Time per project is 1 day</text:p>
      <text:p text:style-name="P8"/>
      <text:p text:style-name="P8">Submission for this shall be disclosed later and individual reports shall be in standard format. </text:p>
      <text:p text:style-name="P8"/>
      <text:p text:style-name="P8">Contributions cut across all micro project</text:p>
      <text:p text:style-name="P8"/>
      <text:p text:style-name="P8">Make tool work for you</text:p>
      <text:p text:style-name="P8"/>
      <text:p text:style-name="P8">Use visual studio code</text:p>
      <text:p text:style-name="P8"><text:soft-page-break/></text:p>
      <text:p text:style-name="P9">API key <text:span text:style-name="T10">(consumer key)</text:span></text:p>
      <text:p text:style-name="P10"><text:bookmark-start text:name="__DdeLink__5_3575791130"/>5Wittq9oSwEecQrKo67RoGnZv<text:bookmark-end text:name="__DdeLink__5_3575791130"/></text:p>
      <text:p text:style-name="P10"/>
      <text:p text:style-name="P10">API secret key <text:span text:style-name="T10">(consumer secret)</text:span></text:p>
      <text:p text:style-name="P10"><text:bookmark-start text:name="__DdeLink__7_3575791130"/>cS6eAjrdFhRCLTjitROrLeNni2QHZRYjjsNutauaxxLywf33a0<text:bookmark-end text:name="__DdeLink__7_3575791130"/></text:p>
      <text:p text:style-name="P10"/>
      <text:p text:style-name="P10">Bearer Token</text:p>
      <text:p text:style-name="P10">AAAAAAAAAAAAAAAAAAAAAHI7IgEAAAAAoElfpr54vmZSeKkKPI6NsjNUKoA%3DyckJWl4WPjRH0ev3EM3cQt5jn72LQpgMLaaxoy04h3s0PSWtM9</text:p>
      <text:p text:style-name="P10"/>
      <text:p text:style-name="P11">access token</text:p>
      <text:p text:style-name="P11"><text:bookmark-start text:name="__DdeLink__9_3575791130"/>221322633-AvWsANI3XXOqJP9hgI1TF6zgwWv6xU4uEXrBk2JL<text:bookmark-end text:name="__DdeLink__9_3575791130"/></text:p>
      <text:p text:style-name="P11"/>
      <text:p text:style-name="P11">access token secret</text:p>
      <text:p text:style-name="P11"><text:bookmark-start text:name="__DdeLink__11_3575791130"/>ZfuCGRWvkVdkv6Vl4pngMf8u4zyByZuZwoQgOxOHt55M2<text:bookmark-end text:name="__DdeLink__11_357579113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0:08:05.377293113</meta:creation-date>
    <dc:date>2020-10-13T12:17:27.949137921</dc:date>
    <meta:editing-duration>PT6H52M46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4" meta:paragraph-count="109" meta:word-count="425" meta:character-count="2949" meta:non-whitespace-character-count="2433"/>
  </office:meta>
</office:document-meta>
</file>